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6b9d" style:font-size-asian="14pt" style:font-size-complex="14pt"/>
    </style:style>
    <style:style style:name="P4" style:family="paragraph" style:parent-style-name="Standard">
      <style:text-properties fo:font-size="14pt" officeooo:paragraph-rsid="001724f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1724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1beb9a" style:font-size-asian="16pt" style:font-size-complex="16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paragraph-rsid="001beb9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6b9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66b9d"/>
    </style:style>
    <style:style style:name="T9" style:family="text">
      <style:text-properties officeooo:rsid="0032c91e"/>
    </style:style>
    <style:style style:name="T10" style:family="text">
      <style:text-properties fo:font-weight="normal" officeooo:rsid="0032c91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/text:p>
      <text:p text:style-name="P2"/>
      <text:p text:style-name="P2">Αναπληρωτή-τριας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α <text:s/>που υπηρετώ<text:span text:style-name="T1">: 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7"><text:span text:style-name="T1">ΘΕΜΑ</text:span>: <text:span text:style-name="T5">Χορήγηση άδειας λοχείας (63 ημέρες μετά τον τοκετό)</text:span></text:p>
      <text:p text:style-name="P7"><text:span text:style-name="T5">(για αναπληρώτριες)</text:span></text:p>
      <text:p text:style-name="P2"/>
      <text:p text:style-name="P6">ΠΡΟΣ</text:p>
      <text:p text:style-name="P2"/>
      <text:p text:style-name="P2"/>
      <text:p text:style-name="P2">Τ<text:span text:style-name="T8">ον Δ/ντη του 1ου ΕΠΑΛ Μοιρών</text:span></text:p>
      <text:p text:style-name="P2"/>
      <text:p text:style-name="P9">Παρακαλώ να μου χορηγήσετε άδεια λοχείας σύμφωνα με <text:s/>τις διατάξεις άρθρου 11 του Ν.2874/00, Φ.Ε.Κ. 286/29-12-00 τ. Α' και τις αρ. 79/14-7-99 και Π06/40/29-4-2013 εγκ. του ΙΚΑ</text:p>
      <text:p text:style-name="P9"><text:span text:style-name="T9">για </text:span><text:span text:style-name="T2">[DURATION]</text:span> <text:s/>από <text:span text:style-name="T3">[START_DATE]</text:span> μέχρι <text:span text:style-name="T4">[END_DATE] </text:span><text:span text:style-name="T10">σύμφωνα με τα δικαιολογητικά που επισυνάπτω.</text:span></text:p>
      <text:p text:style-name="P2"/>
      <text:p text:style-name="P2">Μαζί υποβάλλω:</text:p>
      <text:p text:style-name="P2"/>
      <text:p text:style-name="P2">α)Βεβαίωση του μαιευτήρα ιατρού υπογεγραμμένη και <text:s/>από <text:s/>ελεγκτή του Ι.Κ.Α. </text:p>
      <text:p text:style-name="P2"/>
      <text:p text:style-name="P2">β)Ληξιαρχική πράξη γέννησης του παιδιού.</text:p>
      <text:p text:style-name="P2"/>
      <text:p text:style-name="P2">γ)Ένταλμα πληρωμής <text:s/>από το Ι.Κ.Α.</text:p>
      <text:p text:style-name="P2"/>
      <text:p text:style-name="P2"/>
      <text:p text:style-name="P2"/>
      <text:p text:style-name="P2"/>
      <text:p text:style-name="P4"><text:s text:c="4"/>Ημερομηνία: 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Ιωάννης Χαριτάκης</dc:creator>
    <dc:date>2018-04-23T11:15:12.411200005</dc:date>
    <meta:print-date>2016-10-20T09:55:00</meta:print-date>
    <meta:editing-cycles>8</meta:editing-cycles>
    <meta:editing-duration>PT14M15S</meta:editing-duration>
    <meta:generator>LibreOffice/6.0.3.2$Linux_X86_64 LibreOffice_project/00m0$Build-2</meta:generator>
    <meta:document-statistic meta:table-count="0" meta:image-count="0" meta:object-count="0" meta:page-count="1" meta:paragraph-count="24" meta:word-count="115" meta:character-count="860" meta:non-whitespace-character-count="754"/>
  </office:meta>
</office:document-meta>
</file>